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13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732cm" svg:height="7.724cm" svg:x="1.933cm" svg:y="5.779cm">
            <draw:object draw:notify-on-update-of-ranges="Sheet1.A3:Sheet1.A11 Sheet1.A2:Sheet1.A2 Sheet1.B3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ab -c 20 -n 1000</text:p>
          </table:table-cell>
          <table:covered-table-cell/>
        </table:table-row>
        <table:table-row table:style-name="ro1">
          <table:table-cell office:value-type="string">
            <text:p>workers</text:p>
          </table:table-cell>
          <table:table-cell office:value-type="string">
            <text:p>req/se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7.53">
            <text:p>647,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6.02">
            <text:p>646,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3.08">
            <text:p>723,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3.64">
            <text:p>783,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3.56">
            <text:p>803,5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8.41">
            <text:p>808,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14.75">
            <text:p>814,7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75.16">
            <text:p>875,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73.31">
            <text:p>873,31</text:p>
          </table:table-cell>
        </table:table-row>
        <table:table-row table:style-name="ro1">
          <table:table-cell/>
          <table:table-cell table:formula="of:=SUM([.B3:.B11])/9" office:value-type="float" office:value="775.051111111111">
            <text:p>775,051111111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-10-2011</text:date>, <text:time>04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per kjeldgaard</meta:initial-creator>
    <meta:creation-date>2011-10-10T03:32:48</meta:creation-date>
    <dc:date>2011-10-10T04:47:57</dc:date>
    <dc:creator>jesper kjeldgaard</dc:creator>
    <meta:editing-duration>PT45M13S</meta:editing-duration>
    <meta:editing-cycles>8</meta:editing-cycles>
    <meta:generator>LibreOffice/3.4$Unix LibreOffice_project/340m1$Build-302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33cm" svg:height="7.725cm" xlink:href=".." xlink:type="simple" chart:class="chart:line" chart:style-name="ch1">
        <chart:title svg:x="4.952cm" svg:y="0.29cm" chart:style-name="ch2">
          <text:p>Yarn performance</text:p>
        </chart:title>
        <chart:subtitle svg:x="4.489cm" svg:y="1.249cm" chart:style-name="ch3">
          <text:p>1000 requests 20 at a time.</text:p>
        </chart:subtitle>
        <chart:plot-area chart:style-name="ch4" table:cell-range-address="Sheet1.A2:Sheet1.A11 Sheet1.B3:Sheet1.B11" chart:data-source-has-labels="both" svg:x="1.275cm" svg:y="2.214cm" svg:width="11.91cm" svg:height="4.386cm">
          <chartooo:coordinate-region svg:x="2.288cm" svg:y="2.416cm" svg:width="10.609cm" svg:height="3.531cm"/>
          <chart:axis chart:dimension="x" chart:name="primary-x" chart:style-name="ch5" chartooo:axis-type="auto">
            <chartooo:date-scale/>
            <chart:title svg:x="6.315cm" svg:y="6.754cm" chart:style-name="ch6">
              <text:p># processes</text:p>
            </chart:title>
            <chart:categories table:cell-range-address="Sheet1.A3:Sheet1.A11"/>
            <chart:grid chart:style-name="ch7" chart:class="major"/>
          </chart:axis>
          <chart:axis chart:dimension="y" chart:name="primary-y" chart:style-name="ch5">
            <chart:title svg:x="0.451cm" svg:y="5.618cm" chart:style-name="ch8">
              <text:p>requests/second</text:p>
            </chart:title>
            <chart:grid chart:style-name="ch7" chart:class="major"/>
          </chart:axis>
          <chart:series chart:style-name="ch9" chart:values-cell-range-address="Sheet1.B3:Sheet1.B11" chart:label-cell-address="Sheet1.A2:Sheet1.A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s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1</svg:desc>
                </draw:g>
              </table:table-cell>
              <table:table-cell office:value-type="float" office:value="647.53">
                <text:p>647.53</text:p>
                <draw:g>
                  <svg:desc>Sheet1.B3:Sheet1.B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6.02">
                <text:p>646.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3.08">
                <text:p>723.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83.64">
                <text:p>78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03.56">
                <text:p>803.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08.41">
                <text:p>808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14.75">
                <text:p>814.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75.16">
                <text:p>875.1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73.31">
                <text:p>873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